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E4000007E48978F415117217F5.png" manifest:media-type="image/png"/>
  <manifest:file-entry manifest:full-path="Pictures/10000201000007E4000007E42276A37CCFA6AF9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opacity="100%" draw:opacity-name="Transparency_20_1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opacity="100%" draw:opacity-name="Transparency_20_1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3cm" svg:height="23cm" svg:x="1cm" svg:y="1cm">
          <draw:image xlink:href="Pictures/10000201000007E4000007E48978F415117217F5.png" xlink:type="simple" xlink:show="embed" xlink:actuate="onLoad" draw:mime-type="image/png">
            <text:p/>
          </draw:image>
        </draw:frame>
        <draw:frame draw:style-name="gr2" draw:text-style-name="P2" draw:layer="layout" svg:width="15.949cm" svg:height="15.949cm" svg:x="20.5cm" svg:y="2.25cm">
          <draw:image xlink:href="Pictures/10000201000007E4000007E42276A37CCFA6AF9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linear" draw:start="100%" draw:end="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5-19T17:33:00.748000000</dc:date>
    <meta:editing-duration>P1DT39M14S</meta:editing-duration>
    <meta:editing-cycles>1</meta:editing-cycles>
    <meta:document-statistic meta:object-count="2"/>
    <meta:generator>LibreOffice/7.1.3.2$Windows_X86_64 LibreOffice_project/47f78053abe362b9384784d31a6e56f8511eb1c1</meta:generator>
  </office:meta>
</office:document-meta>
</file>